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Source_20_Text">sudo apt install gddrescue</text:span></text:p>
      <text:p text:style-name="Standard">sudo ddrescue --force -D /home/user/Downloads/ubuntu_pack-22.04-xfce-amd64.iso /dev/sdc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7:08:58.856345172</meta:creation-date>
    <dc:date>2024-06-13T17:10:10.130082838</dc:date>
    <meta:editing-duration>PT1M11S</meta:editing-duration>
    <meta:editing-cycles>1</meta:editing-cycles>
    <meta:document-statistic meta:table-count="0" meta:image-count="0" meta:object-count="0" meta:page-count="1" meta:paragraph-count="2" meta:word-count="11" meta:character-count="114" meta:non-whitespace-character-count="106"/>
    <meta:generator>LibreOffice/7.3.7.2$Linux_X86_64 LibreOffice_project/30$Build-2</meta:generator>
  </office:meta>
</office:document-meta>
</file>